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22:21:13.799000000</meta:creation-date>
    <meta:editing-duration>P0D</meta:editing-duration>
    <meta:editing-cycles>1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Modèle" xlink:href="file:///C:/Users/Didier/Documents/Modèle.ott" meta:date="2017-10-12T22:21:04.882000000"/>
  </office:meta>
</office:document-meta>
</file>